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OLLOS MUÑOZ E.I.R.L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PP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FLORES MUÑOZ JEINER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MUÑOZ LLAJA WILSON</text:p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55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500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9" office:value-type="string">
            <text:p text:style-name="P1">5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1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0T20:54:25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